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 table:number-rows-repeated="104851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43:53.312174424</dc:date>
    <meta:editing-duration>P1DT22H58M21S</meta:editing-duration>
    <meta:editing-cycles>1911</meta:editing-cycles>
    <meta:document-statistic meta:table-count="9" meta:cell-count="2240" meta:object-count="0"/>
  </office:meta>
</office:document-meta>
</file>